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en" fo:country="US" officeooo:rsid="0004d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university_db;</text:p>
      <text:p text:style-name="Standard"/>
      <text:p text:style-name="Standard">create table students(</text:p>
      <text:p text:style-name="Standard"><text:s text:c="4"/>id char(10) primary key ,</text:p>
      <text:p text:style-name="Standard"><text:s text:c="4"/>name varchar(20),</text:p>
      <text:p text:style-name="Standard"><text:s text:c="4"/>birthday date,</text:p>
      <text:p text:style-name="Standard"><text:s text:c="4"/>GPA numeric(2,1) default 3.0</text:p>
      <text:p text:style-name="Standard">);</text:p>
      <text:p text:style-name="Standard"/>
      <text:p text:style-name="Standard">insert into students values('20B030<text:span text:style-name="T2">320</text:span>', '<text:span text:style-name="T2">Rauan</text:span>', '<text:span text:style-name="T2">13</text:span><text:span text:style-name="T1">.1</text:span><text:span text:style-name="T2">0</text:span><text:span text:style-name="T1">.2002</text:span>', 3.<text:span text:style-name="T2">03</text:span>);</text:p>
      <text:p text:style-name="Standard"/>
      <text:p text:style-name="Standard">insert into students(id, name, birthday, GPA) values('20B030<text:span text:style-name="T2">320</text:span>', '<text:span text:style-name="T2">Rauan</text:span>', '<text:span text:style-name="T2">13</text:span><text:span text:style-name="T1">.1</text:span><text:span text:style-name="T2">0</text:span><text:span text:style-name="T1">.2002</text:span>', 3.<text:span text:style-name="T2">03</text:span>);</text:p>
      <text:p text:style-name="Standard"/>
      <text:p text:style-name="Standard">update students set GPA = 2.9 where GPA = 3.5;</text:p>
      <text:p text:style-name="Standard">update students set GPA = 2.8;</text:p>
      <text:p text:style-name="Standard"/>
      <text:p text:style-name="Standard">delete from students where GPA &gt; 2.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6:03:05.854000000</meta:creation-date>
    <dc:date>2021-09-23T16:07:07.546000000</dc:date>
    <meta:editing-duration>PT4M1S</meta:editing-duration>
    <meta:editing-cycles>1</meta:editing-cycles>
    <meta:document-statistic meta:table-count="0" meta:image-count="0" meta:object-count="0" meta:page-count="1" meta:paragraph-count="12" meta:word-count="60" meta:character-count="432" meta:non-whitespace-character-count="368"/>
    <meta:generator>Neat_Office/6.2.8.2$Windows_x86 LibreOffice_project/</meta:generator>
  </office:meta>
</office:document-meta>
</file>